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00:43:41.277534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0-12-26T00:48:48.759565181</dc:date>
    <meta:editing-duration>PT1H20M45S</meta:editing-duration>
    <meta:editing-cycles>35</meta:editing-cycles>
    <meta:generator>LibreOffice/6.4.6.2$Linux_X86_64 LibreOffice_project/40$Build-2</meta:generator>
    <meta:document-statistic meta:table-count="1" meta:cell-count="1161" meta:object-count="0"/>
  </office:meta>
</office:document-meta>
</file>